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128701d" officeooo:paragraph-rsid="0128701d"/>
    </style:style>
    <style:style style:name="P2" style:family="paragraph" style:parent-style-name="Heading_20_3">
      <style:text-properties style:font-name="Liberation Sans" fo:font-size="14.1000003814697pt" fo:font-weight="bold" officeooo:rsid="0128ad1d" officeooo:paragraph-rsid="0128ad1d" style:font-name-asian="Noto Sans CJK SC" style:font-size-asian="14.1000003814697pt" style:font-weight-asian="bold" style:font-name-complex="Lohit Devanagari" style:font-size-complex="14.1000003814697pt" style:font-weight-complex="bold"/>
    </style:style>
    <style:style style:name="P3" style:family="paragraph" style:parent-style-name="Text_20_body">
      <style:text-properties officeooo:rsid="01275cdf" officeooo:paragraph-rsid="01275cdf"/>
    </style:style>
    <style:style style:name="P4" style:family="paragraph" style:parent-style-name="Text_20_body">
      <style:text-properties officeooo:rsid="0128701d" officeooo:paragraph-rsid="0128701d"/>
    </style:style>
    <style:style style:name="P5" style:family="paragraph" style:parent-style-name="Text_20_body">
      <style:text-properties officeooo:rsid="0128ad1d" officeooo:paragraph-rsid="0128ad1d"/>
    </style:style>
    <style:style style:name="P6" style:family="paragraph" style:parent-style-name="Text_20_body">
      <style:text-properties officeooo:paragraph-rsid="0129374f"/>
    </style:style>
    <style:style style:name="P7" style:family="paragraph" style:parent-style-name="Text_20_body">
      <style:text-properties officeooo:rsid="0129374f" officeooo:paragraph-rsid="0129374f"/>
    </style:style>
    <style:style style:name="T1" style:family="text">
      <style:text-properties style:font-name="Liberation Serif" fo:font-size="18pt" fo:font-weight="bold" officeooo:rsid="01275cdf" style:font-name-asian="Noto Serif CJK SC" style:font-size-asian="18pt" style:font-weight-asian="bold" style:font-name-complex="Lohit Devanagari" style:font-size-complex="18pt" style:font-weight-complex="bold"/>
    </style:style>
    <style:style style:name="T2" style:family="text">
      <style:text-properties officeooo:rsid="01275cdf"/>
    </style:style>
    <style:style style:name="T3" style:family="text">
      <style:text-properties officeooo:rsid="0128701d"/>
    </style:style>
    <style:style style:name="T4" style:family="text">
      <style:text-properties officeooo:rsid="012937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7</text:span>/<text:span text:style-name="T2">7</text:span>/202<text:span text:style-name="T2">1</text:span> (<text:span text:style-name="T1">Wednes</text:span>day)</text:h>
      <text:p text:style-name="P3">Considering a file system checker. I couldn’t find any trace of one that checks for things like doubly-allocated blocks that runs natively (i.e. on CP/M itself). <text:span text:style-name="T3">My main interest would be for ZARC, but it would be nice to have something that could be used on other systems.</text:span></text:p>
      <text:p text:style-name="P3">The disk parameter clock used on ZARC and a selection of floppy disk format is described in Software/monitor/Disks/FS_Calculations.ods</text:p>
      <text:p text:style-name="P3">For ZARC, we have:</text:p>
      <text:p text:style-name="P3">BLS = 2048</text:p>
      <text:p text:style-name="P3">DSM = 511 (maximum block number)</text:p>
      <text:p text:style-name="P3">DRM = 511 (DRM maximum directory entry number)</text:p>
      <text:p text:style-name="P4">Disk capacity (BLS times (DSM+1)) (bytes) = 1 MB</text:p>
      <text:h text:style-name="P1" text:outline-level="3">Block Allocation Display</text:h>
      <text:p text:style-name="P4">With this number of blocks, we could display one character for each block, say “.” is unallocated and a printable character for each file. <text:s/>There would need to be some repetition for disks with many files, though. For ZARC with 512 blocks, this is just 6.4 lines on an 80-column display.</text:p>
      <text:p text:style-name="P5">It would seem that any reasonable disk organisation would fit on a 80 x 24 display, though there could in theory be up to 64 K blocks. It may be that for large numbers, each character represents more than one block. Scaling could be calculated from the (assumed) terminal size.</text:p>
      <text:h text:style-name="P2" text:outline-level="3">Memory Requirements</text:h>
      <text:p text:style-name="P6">We <text:span text:style-name="T4">would need to store (say) one 16-bit word for each block. This would allow storage of a file identifier to which the block belongs. This could be simply the first directory entry associated with the file. F</text:span><text:span text:style-name="T3">or ZARC with 512 blocks, </text:span><text:span text:style-name="T4">this is 512 x 2 = 1 KB. The size could be calculated at run time and compared with the available memory. If insufficient, the programme can gracefully exit with an appropriate error message. This seems unlikely for any reasonable disk arrangement and memory size.</text:span></text:p>
      <text:p text:style-name="P7">We could store the entire directory. This would be DRM x 32 = 16 KB for ZARC. This is also doable, but it would also be possible to scan the directory one sector at a time. The storage requirements would be just one CP/M sector (128 bytes).</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31T18:56:28.830470595</meta:creation-date>
    <meta:generator>LibreOffice/7.1.4.2$Linux_X86_64 LibreOffice_project/10$Build-2</meta:generator>
    <dc:date>2021-07-07T22:58:55.320713356</dc:date>
    <meta:editing-duration>P2DT3H45M3S</meta:editing-duration>
    <meta:editing-cycles>221</meta:editing-cycles>
    <meta:document-statistic meta:table-count="0" meta:image-count="0" meta:object-count="0" meta:page-count="1" meta:paragraph-count="14" meta:word-count="338" meta:character-count="1925" meta:non-whitespace-character-count="1600"/>
  </office:meta>
</office:document-meta>
</file>